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14.34mm"/>
    </style:style>
    <style:style style:name="co3" style:family="table-column">
      <style:table-column-properties fo:break-before="auto" style:column-width="27.7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6mm"/>
    </style:style>
    <style:style style:name="co7" style:family="table-column">
      <style:table-column-properties fo:break-before="auto" style:column-width="11.41mm"/>
    </style:style>
    <style:style style:name="co8" style:family="table-column">
      <style:table-column-properties fo:break-before="auto" style:column-width="13.3mm"/>
    </style:style>
    <style:style style:name="co9" style:family="table-column">
      <style:table-column-properties fo:break-before="auto" style:column-width="35.72mm"/>
    </style:style>
    <style:style style:name="co10" style:family="table-column">
      <style:table-column-properties fo:break-before="auto" style:column-width="57.08mm"/>
    </style:style>
    <style:style style:name="co11" style:family="table-column">
      <style:table-column-properties fo:break-before="auto" style:column-width="49.74mm"/>
    </style:style>
    <style:style style:name="co12" style:family="table-column">
      <style:table-column-properties fo:break-before="auto" style:column-width="6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5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JECUCION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TT</text:p>
          </table:table-cell>
          <table:table-cell table:number-columns-repeated="4"/>
          <table:table-cell office:value-type="string" calcext:value-type="string">
            <text:p>TTL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RUTA ALTERNATIVA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ISP</text:p>
          </table:table-cell>
          <table:table-cell office:value-type="string" calcext:value-type="string">
            <text:p>ORGANIZATION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IF([.B2:.B131];&quot;=&quot;&amp;[.F2];[.D2:.D131])" office:value-type="float" office:value="49.4" calcext:value-type="float">
            <text:p>49,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/>
          <table:table-cell office:value-type="string" calcext:value-type="string">
            <text:p>IP privada (Red Privada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IF([.B3:.B132];&quot;=&quot;&amp;[.F3];[.D3:.D132])" office:value-type="float" office:value="51.2" calcext:value-type="float">
            <text:p>51,2</text:p>
          </table:table-cell>
          <table:table-cell table:formula="of:=[.G3]-[.G2]" office:value-type="float" office:value="1.8" calcext:value-type="float">
            <text:p>1,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IF([.B4:.B133];&quot;=&quot;&amp;[.F4];[.D4:.D133])" office:value-type="float" office:value="52.6" calcext:value-type="float">
            <text:p>52,6</text:p>
          </table:table-cell>
          <table:table-cell table:formula="of:=[.G4]-[.G3]" office:value-type="float" office:value="1.4" calcext:value-type="float">
            <text:p>1,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IF([.B5:.B134];&quot;=&quot;&amp;[.F5];[.D5:.D134])" office:value-type="float" office:value="64.8" calcext:value-type="float">
            <text:p>64,8</text:p>
          </table:table-cell>
          <table:table-cell table:formula="of:=[.G5]-[.G4]" office:value-type="float" office:value="12.2" calcext:value-type="float">
            <text:p>12,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192.168.0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IF([.B6:.B135];&quot;=&quot;&amp;[.F6];[.D6:.D135])" office:value-type="float" office:value="63" calcext:value-type="float">
            <text:p>63</text:p>
          </table:table-cell>
          <table:table-cell table:formula="of:=[.G6]-[.G5]" office:value-type="float" office:value="-1.8" calcext:value-type="float">
            <text:p>-1,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IF([.B7:.B136];&quot;=&quot;&amp;[.F7];[.D7:.D136])" office:value-type="float" office:value="52.2" calcext:value-type="float">
            <text:p>52,2</text:p>
          </table:table-cell>
          <table:table-cell table:formula="of:=[.G7]-[.G6]" office:value-type="float" office:value="-10.8" calcext:value-type="float">
            <text:p>-10,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/>
          <table:table-cell office:value-type="string" calcext:value-type="string">
            <text:p>No Disponible</text:p>
          </table:table-cell>
          <table:table-cell office:value-type="string" calcext:value-type="string">
            <text:p>Carrier-Grade NAT RFC6598</text:p>
          </table:table-cell>
          <table:table-cell office:value-type="string" calcext:value-type="string">
            <text:p>Shared Address Space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7" calcext:value-type="float">
            <text:p>7</text:p>
          </table:table-cell>
          <table:table-cell table:formula="of:=AVERAGEIF([.B8:.B137];&quot;=&quot;&amp;[.F8];[.D8:.D137])" office:value-type="float" office:value="63.8" calcext:value-type="float">
            <text:p>63,8</text:p>
          </table:table-cell>
          <table:table-cell table:formula="of:=[.G8]-[.G7]" office:value-type="float" office:value="11.6" calcext:value-type="float">
            <text:p>11,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/>
          <table:table-cell office:value-type="string" calcext:value-type="string">
            <text:p>IP privada (Proveedor de Servicio)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IF([.B9:.B138];&quot;=&quot;&amp;[.F9];[.D9:.D138])" office:value-type="float" office:value="62.2" calcext:value-type="float">
            <text:p>62,2</text:p>
          </table:table-cell>
          <table:table-cell table:formula="of:=[.G9]-[.G8]" office:value-type="float" office:value="-1.59999999999999" calcext:value-type="float">
            <text:p>-1,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9" calcext:value-type="float">
            <text:p>9</text:p>
          </table:table-cell>
          <table:table-cell table:formula="of:=AVERAGEIF([.B10:.B139];&quot;=&quot;&amp;[.F10];[.D10:.D139])" office:value-type="float" office:value="54" calcext:value-type="float">
            <text:p>54</text:p>
          </table:table-cell>
          <table:table-cell table:formula="of:=[.G10]-[.G9]" office:value-type="float" office:value="-8.2" calcext:value-type="float">
            <text:p>-8,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/>
          <table:table-cell office:value-type="string" calcext:value-type="string">
            <text:p>Argentina, Buenos Aire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 Argentina S.A.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10.33.64.1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IF([.B11:.B140];&quot;=&quot;&amp;[.F11];[.D11:.D140])" office:value-type="float" office:value="184.6" calcext:value-type="float">
            <text:p>184,6</text:p>
          </table:table-cell>
          <table:table-cell table:formula="of:=[.G11]-[.G10]" office:value-type="float" office:value="130.6" calcext:value-type="float">
            <text:p>130,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Level 3 Communications, Inc.</text:p>
          </table:table-cell>
          <table:table-cell office:value-type="string" calcext:value-type="string">
            <text:p>Level 3, LL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AVERAGEIF([.B13:.B142];&quot;=&quot;&amp;[.F13];[.D13:.D142])" office:value-type="float" office:value="179" calcext:value-type="float">
            <text:p>17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AVERAGEIF([.B14:.B143];&quot;=&quot;&amp;[.F14];[.D14:.D143])" office:value-type="float" office:value="186.4" calcext:value-type="float">
            <text:p>186,4</text:p>
          </table:table-cell>
          <table:table-cell table:formula="of:=[.G14]-[.G13]" office:value-type="float" office:value="7.40000000000001" calcext:value-type="float">
            <text:p>7,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4" calcext:value-type="float">
            <text:p>14</text:p>
          </table:table-cell>
          <table:table-cell table:formula="of:=AVERAGEIF([.B15:.B144];&quot;=&quot;&amp;[.F15];[.D15:.D144])" office:value-type="float" office:value="175.8" calcext:value-type="float">
            <text:p>175,8</text:p>
          </table:table-cell>
          <table:table-cell table:formula="of:=[.G15]-[.G14]" office:value-type="float" office:value="-10.6" calcext:value-type="float">
            <text:p>-10,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string" calcext:value-type="string">
            <text:p><text:s/>154.54.47.17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100.72.4.149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IF([.B16:.B145];&quot;=&quot;&amp;[.F16];[.D16:.D145])" office:value-type="float" office:value="192" calcext:value-type="float">
            <text:p>192</text:p>
          </table:table-cell>
          <table:table-cell table:formula="of:=[.G16]-[.G15]" office:value-type="float" office:value="16.2" calcext:value-type="float">
            <text:p>16,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string" calcext:value-type="string">
            <text:p><text:s/>154.54.24.145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IF([.B17:.B146];&quot;=&quot;&amp;[.F17];[.D17:.D146])" office:value-type="float" office:value="209.6" calcext:value-type="float">
            <text:p>209,6</text:p>
          </table:table-cell>
          <table:table-cell table:formula="of:=[.G17]-[.G16]" office:value-type="float" office:value="17.6" calcext:value-type="float">
            <text:p>17,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string" calcext:value-type="string">
            <text:p><text:s/>154.54.7.157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AVERAGEIF([.B18:.B147];&quot;=&quot;&amp;[.F18];[.D18:.D147])" office:value-type="float" office:value="205.6" calcext:value-type="float">
            <text:p>205,6</text:p>
          </table:table-cell>
          <table:table-cell table:formula="of:=[.G18]-[.G17]" office:value-type="float" office:value="-4" calcext:value-type="float">
            <text:p>-4,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string" calcext:value-type="string">
            <text:p><text:s/>154.54.40.105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AVERAGEIF([.B19:.B148];&quot;=&quot;&amp;[.F19];[.D19:.D148])" office:value-type="float" office:value="265.8" calcext:value-type="float">
            <text:p>265,8</text:p>
          </table:table-cell>
          <table:table-cell table:formula="of:=[.G19]-[.G18]" office:value-type="float" office:value="60.2" calcext:value-type="float">
            <text:p>60,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string" calcext:value-type="string">
            <text:p><text:s/>154.54.30.186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19" calcext:value-type="float">
            <text:p>19</text:p>
          </table:table-cell>
          <table:table-cell table:formula="of:=AVERAGEIF([.B20:.B149];&quot;=&quot;&amp;[.F20];[.D20:.D149])" office:value-type="float" office:value="269" calcext:value-type="float">
            <text:p>269</text:p>
          </table:table-cell>
          <table:table-cell table:formula="of:=[.G20]-[.G19]" office:value-type="float" office:value="3.19999999999999" calcext:value-type="float">
            <text:p>3,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string" calcext:value-type="string">
            <text:p><text:s/>154.54.57.154</text:p>
          </table:table-cell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100.72.3.19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0" calcext:value-type="float">
            <text:p>20</text:p>
          </table:table-cell>
          <table:table-cell table:formula="of:=AVERAGEIF([.B21:.B150];&quot;=&quot;&amp;[.F21];[.D21:.D150])" office:value-type="float" office:value="263" calcext:value-type="float">
            <text:p>263</text:p>
          </table:table-cell>
          <table:table-cell table:formula="of:=[.G21]-[.G20]" office:value-type="float" office:value="-6" calcext:value-type="float">
            <text:p>-6,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/>
          <table:table-cell office:value-type="string" calcext:value-type="string">
            <text:p>Estados Unidos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Cogent communications - IPE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1" calcext:value-type="float">
            <text:p>21</text:p>
          </table:table-cell>
          <table:table-cell table:formula="of:=AVERAGEIF([.B22:.B151];&quot;=&quot;&amp;[.F22];[.D22:.D151])" office:value-type="float" office:value="269" calcext:value-type="float">
            <text:p>269</text:p>
          </table:table-cell>
          <table:table-cell table:formula="of:=[.G22]-[.G21]" office:value-type="float" office:value="6" calcext:value-type="float">
            <text:p>6,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/>
          <table:table-cell office:value-type="string" calcext:value-type="string">
            <text:p>Reino Unido</text:p>
          </table:table-cell>
          <table:table-cell office:value-type="string" calcext:value-type="string">
            <text:p>Cogent Communications</text:p>
          </table:table-cell>
          <table:table-cell office:value-type="string" calcext:value-type="string">
            <text:p>TENET (Tertiary Education Network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2" calcext:value-type="float">
            <text:p>22</text:p>
          </table:table-cell>
          <table:table-cell table:formula="of:=AVERAGEIF([.B23:.B152];&quot;=&quot;&amp;[.F23];[.D23:.D152])" office:value-type="float" office:value="406.8" calcext:value-type="float">
            <text:p>406,8</text:p>
          </table:table-cell>
          <table:table-cell table:formula="of:=[.G23]-[.G22]" office:value-type="float" office:value="137.8" calcext:value-type="float">
            <text:p>137,8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3" calcext:value-type="float">
            <text:p>23</text:p>
          </table:table-cell>
          <table:table-cell table:formula="of:=AVERAGEIF([.B24:.B153];&quot;=&quot;&amp;[.F24];[.D24:.D153])" office:value-type="float" office:value="444.2" calcext:value-type="float">
            <text:p>444,2</text:p>
          </table:table-cell>
          <table:table-cell table:formula="of:=[.G24]-[.G23]" office:value-type="float" office:value="37.4" calcext:value-type="float">
            <text:p>37,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<text:s/>100.72.3.19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4" calcext:value-type="float">
            <text:p>24</text:p>
          </table:table-cell>
          <table:table-cell table:formula="of:=AVERAGEIF([.B26:.B155];&quot;=&quot;&amp;[.F26];[.D26:.D155])" office:value-type="float" office:value="442" calcext:value-type="float">
            <text:p>442</text:p>
          </table:table-cell>
          <table:table-cell table:formula="of:=[.G26]-[.G24]" office:value-type="float" office:value="-2.19999999999999" calcext:value-type="float">
            <text:p>-2,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string" calcext:value-type="string">
            <text:p><text:s/>155.232.1.66</text:p>
          </table:table-cell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5" calcext:value-type="float">
            <text:p>25</text:p>
          </table:table-cell>
          <table:table-cell table:formula="of:=AVERAGEIF([.B27:.B156];&quot;=&quot;&amp;[.F27];[.D27:.D156])" office:value-type="float" office:value="446.4" calcext:value-type="float">
            <text:p>446,4</text:p>
          </table:table-cell>
          <table:table-cell table:formula="of:=[.G27]-[.G26]" office:value-type="float" office:value="4.39999999999998" calcext:value-type="float">
            <text:p>4,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string" calcext:value-type="string">
            <text:p><text:s/>155.232.15.212</text:p>
          </table:table-cell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" calcext:value-type="float">
            <text:p>26</text:p>
          </table:table-cell>
          <table:table-cell table:formula="of:=AVERAGEIF([.B28:.B157];&quot;=&quot;&amp;[.F28];[.D28:.D157])" office:value-type="float" office:value="438.8" calcext:value-type="float">
            <text:p>438,8</text:p>
          </table:table-cell>
          <table:table-cell table:formula="of:=[.G28]-[.G27]" office:value-type="float" office:value="-7.59999999999997" calcext:value-type="float">
            <text:p>-7,6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/>
          <table:table-cell office:value-type="string" calcext:value-type="string">
            <text:p>Sudafrica</text:p>
          </table:table-cell>
          <table:table-cell table:number-columns-repeated="2" office:value-type="string" calcext:value-type="string">
            <text:p>TENET (The UNINET Project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72" calcext:value-type="float">
            <text:p>7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100.72.3.185</text:p>
          </table:table-cell>
          <table:table-cell office:value-type="float" office:value="68" calcext:value-type="float">
            <text:p>6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80" calcext:value-type="float">
            <text:p>8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10.242.5.18</text:p>
          </table:table-cell>
          <table:table-cell office:value-type="float" office:value="67" calcext:value-type="float">
            <text:p>6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76" calcext:value-type="float">
            <text:p>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2" calcext:value-type="float">
            <text:p>5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64" calcext:value-type="float">
            <text:p>6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00.32.127.98</text:p>
          </table:table-cell>
          <table:table-cell office:value-type="float" office:value="59" calcext:value-type="float">
            <text:p>59</text:p>
          </table:table-cell>
          <table:table-cell table:number-columns-repeated="10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00.32.127.97</text:p>
          </table:table-cell>
          <table:table-cell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4.249</text:p>
          </table:table-cell>
          <table:table-cell office:value-type="float" office:value="159" calcext:value-type="float">
            <text:p>15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67.17.99.233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.69.207.37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*</text:p>
          </table:table-cell>
          <table:table-cell office:value-type="string" calcext:value-type="string">
            <text:p><text:s text:c="3"/>*</text:p>
          </table:table-cell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5" calcext:value-type="float">
            <text:p>18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54.54.10.5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17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54.54.47.29</text:p>
          </table:table-cell>
          <table:table-cell office:value-type="float" office:value="179" calcext:value-type="float">
            <text:p>17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4.145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54.54.28.49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7.15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154.54.24.221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54.54.40.10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30.186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54.54.42.86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7.154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54.54.58.186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54.54.61.61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304" calcext:value-type="float">
            <text:p>30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49.14.146.19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390" calcext:value-type="float">
            <text:p>39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24" calcext:value-type="float">
            <text:p>424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4" calcext:value-type="float">
            <text:p>404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55.232.1.40</text:p>
          </table:table-cell>
          <table:table-cell office:value-type="float" office:value="408" calcext:value-type="float">
            <text:p>40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5" calcext:value-type="float">
            <text:p>45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53" calcext:value-type="float">
            <text:p>453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55.232.64.76</text:p>
          </table:table-cell>
          <table:table-cell office:value-type="float" office:value="437" calcext:value-type="float">
            <text:p>437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30" calcext:value-type="float">
            <text:p>43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66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4" calcext:value-type="float">
            <text:p>44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55.232.1.34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2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52" calcext:value-type="float">
            <text:p>452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214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55.232.15.105</text:p>
          </table:table-cell>
          <table:table-cell office:value-type="float" office:value="436" calcext:value-type="float">
            <text:p>436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0" calcext:value-type="float">
            <text:p>44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48" calcext:value-type="float">
            <text:p>44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9" calcext:value-type="float">
            <text:p>43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2" calcext:value-type="float">
            <text:p>432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55.232.29.2</text:p>
          </table:table-cell>
          <table:table-cell office:value-type="float" office:value="435" calcext:value-type="float">
            <text:p>435</text:p>
          </table:table-cell>
          <table:table-cell table:number-columns-repeated="10"/>
        </table:table-row>
        <table:table-row table:style-name="ro1" table:number-rows-repeated="104844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Hoja1.A1:Hoja1.D131" table:display-filter-buttons="true">
          <table:filter>
            <table:filter-and>
              <table:filter-condition table:field-number="2" table:value=" 10.242.5.18" table:operator="=">
                <table:filter-set-item table:value=" 10.242.5.18"/>
                <table:filter-set-item table:value=" 10.33.64.1"/>
                <table:filter-set-item table:value=" 100.72.3.185"/>
                <table:filter-set-item table:value=" 100.72.3.193"/>
                <table:filter-set-item table:value=" 100.72.3.194"/>
                <table:filter-set-item table:value=" 100.72.4.149"/>
                <table:filter-set-item table:value=" 149.14.146.194"/>
                <table:filter-set-item table:value=" 154.54.10.57"/>
                <table:filter-set-item table:value=" 154.54.24.145"/>
                <table:filter-set-item table:value=" 154.54.24.221"/>
                <table:filter-set-item table:value=" 154.54.28.49"/>
                <table:filter-set-item table:value=" 154.54.30.186"/>
                <table:filter-set-item table:value=" 154.54.40.105"/>
                <table:filter-set-item table:value=" 154.54.40.109"/>
                <table:filter-set-item table:value=" 154.54.42.86"/>
                <table:filter-set-item table:value=" 154.54.47.17"/>
                <table:filter-set-item table:value=" 154.54.47.29"/>
                <table:filter-set-item table:value=" 154.54.57.154"/>
                <table:filter-set-item table:value=" 154.54.58.186"/>
                <table:filter-set-item table:value=" 154.54.61.61"/>
                <table:filter-set-item table:value=" 154.54.7.157"/>
                <table:filter-set-item table:value=" 155.232.1.34"/>
                <table:filter-set-item table:value=" 155.232.1.40"/>
                <table:filter-set-item table:value=" 155.232.1.66"/>
                <table:filter-set-item table:value=" 155.232.15.105"/>
                <table:filter-set-item table:value=" 155.232.15.212"/>
                <table:filter-set-item table:value=" 155.232.15.214"/>
                <table:filter-set-item table:value=" 155.232.29.2"/>
                <table:filter-set-item table:value=" 155.232.64.76"/>
                <table:filter-set-item table:value=" 192.168.0.1"/>
                <table:filter-set-item table:value=" 200.32.127.97"/>
                <table:filter-set-item table:value=" 200.32.127.98"/>
                <table:filter-set-item table:value=" 4.69.207.37"/>
                <table:filter-set-item table:value=" 67.17.94.249"/>
                <table:filter-set-item table:value=" 67.17.99.233"/>
              </table:filter-condition>
            </table:filter-and>
          </table:filter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14:02:06.037055977</meta:creation-date>
    <dc:date>2019-10-19T22:44:45.033325453</dc:date>
    <meta:editing-duration>PT4H8M54S</meta:editing-duration>
    <meta:editing-cycles>2</meta:editing-cycles>
    <meta:generator>LibreOffice/6.0.7.3$Linux_X86_64 LibreOffice_project/00m0$Build-3</meta:generator>
    <meta:document-statistic meta:table-count="1" meta:cell-count="728" meta:object-count="0"/>
  </office:meta>
</office:document-meta>
</file>